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ee74"/>
    </style:style>
    <style:style style:name="P2" style:family="paragraph" style:parent-style-name="Text_20_body">
      <style:text-properties officeooo:paragraph-rsid="00025308"/>
    </style:style>
    <style:style style:name="T1" style:family="text">
      <style:text-properties officeooo:rsid="00025308"/>
    </style:style>
    <style:style style:name="T2" style:family="text">
      <style:text-properties officeooo:rsid="0002e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m de començar a pensar sobre el nostre <text:span text:style-name="T2">projecte</text:span> d'activitat d'empresa que tenim a la ment.</text:p>
      <text:p text:style-name="Text_20_body">1-Quin tipus d'empresa volem. En el nostre cas serà una Societat obligatòriament.</text:p>
      <text:p text:style-name="P2"><text:span text:style-name="T1">Som una societat del sector terciari, </text:span></text:p>
      <text:p text:style-name="Text_20_body">2- Nº de socis i treballadors, si cal.</text:p>
      <text:p text:style-name="P2"><text:span text:style-name="T1">Seriem tres socis amb </text:span><text:span text:style-name="T2">possibilitats</text:span><text:span text:style-name="T1"> de </text:span><text:span text:style-name="T2">àmpliament.</text:span></text:p>
      <text:p text:style-name="Text_20_body">3- La situarem en el mercat segons la dimensió.</text:p>
      <text:p text:style-name="P2"><text:span text:style-name="T1">Una micro empresa amb aires de global</text:span></text:p>
      <text:p text:style-name="Text_20_body">4- Viabilitat en el mercat. Aquí es refereix, que sigui coherent en les necessitats de la Sociedad actual. Tenint en compte el macro i microentorn (exterior i el mercat proper)</text:p>
      <text:p text:style-name="P2"><text:span text:style-name="T1">Es bastant viable avui en dia ja que el tema “Freak” esta amb auge es a dir que es totalment viable. </text:span></text:p>
      <text:p text:style-name="Text_20_body"><text:bookmark text:name="yui_3_9_1_3_1412764194336_990"/>5- Capacitat d'organització dels Recursos humans i materials.</text:p>
      <text:p text:style-name="P1"><text:span text:style-name="T2">Humans hauria empleats si necessitem o nosaltres ens bastam. El material es lo mes car i mes complic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nsalonic </meta:initial-creator>
    <meta:creation-date>2014-10-08T12:30:41</meta:creation-date>
    <dc:date>2014-10-08T12:55:41</dc:date>
    <dc:creator>lsansalonic </dc:creator>
    <meta:editing-duration>PT9M50S</meta:editing-duration>
    <meta:editing-cycles>1</meta:editing-cycles>
    <meta:document-statistic meta:table-count="0" meta:image-count="0" meta:object-count="0" meta:page-count="1" meta:paragraph-count="11" meta:word-count="142" meta:character-count="824" meta:non-whitespace-character-count="691"/>
    <meta:generator>LibreOffice/4.0.2.2$Linux_X86_64 LibreOffice_project/400m0$Build-2</meta:generator>
  </office:meta>
</office:document-meta>
</file>